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ct1" text:anchor-type="as-char" svg:y="-1.6374in" svg:width="2.5327in" svg:height="3.216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08:03:30.592645380</meta:creation-date>
    <dc:date>2025-02-02T08:04:04.898791683</dc:date>
    <meta:editing-duration>PT34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table>
      <mtr>
        <mtd>
          <mtext>Apply transformation to a and b</mtext>
        </mtd>
      </mtr>
      <mtr>
        <mtd>
          <mrow>
            <mi>b</mi>
            <mrow>
              <mi>'</mi>
              <mo stretchy="false">=</mo>
              <mrow>
                <mi mathvariant="italic">bp</mi>
                <mo stretchy="false">+</mo>
                <mi mathvariant="italic">aq</mi>
              </mrow>
            </mrow>
          </mrow>
        </mtd>
      </mtr>
      <mtr>
        <mtd>
          <mrow>
            <mi>a</mi>
            <mrow>
              <mi>'</mi>
              <mo stretchy="false">=</mo>
              <mrow>
                <mi mathvariant="italic">bq</mi>
                <mo stretchy="false">+</mo>
                <mi mathvariant="italic">aq</mi>
                <mo stretchy="false">+</mo>
                <mi mathvariant="italic">ap</mi>
              </mrow>
            </mrow>
          </mrow>
        </mtd>
      </mtr>
      <mtr>
        <mtd>
          <mrow/>
        </mtd>
      </mtr>
      <mtr>
        <mtd>
          <mtext>Apply same transformation again to b</mtext>
        </mtd>
      </mtr>
      <mtr>
        <mtd>
          <mrow>
            <mi>b</mi>
            <mi>'</mi>
            <mrow>
              <mi>'</mi>
              <mo stretchy="false">=</mo>
              <mi>b</mi>
            </mrow>
            <mi>'</mi>
            <mrow>
              <mi>p</mi>
              <mo stretchy="false">+</mo>
              <mi>a</mi>
            </mrow>
            <mi>'</mi>
            <mi>q</mi>
          </mrow>
        </mtd>
      </mtr>
      <mtr>
        <mtd>
          <mrow/>
        </mtd>
      </mtr>
      <mtr>
        <mtd>
          <mrow>
            <mi>b</mi>
            <mi>'</mi>
            <mrow>
              <mi>'</mi>
              <mo stretchy="false">=</mo>
              <mrow>
                <mo fence="true" form="prefix" stretchy="false">(</mo>
                <mrow>
                  <mrow>
                    <mi mathvariant="italic">bp</mi>
                    <mo stretchy="false">+</mo>
                    <mi mathvariant="italic">aq</mi>
                  </mrow>
                </mrow>
                <mo fence="true" form="postfix" stretchy="false">)</mo>
              </mrow>
            </mrow>
            <mrow>
              <mi>p</mi>
              <mo stretchy="false">+</mo>
              <mrow>
                <mo fence="true" form="prefix" stretchy="false">(</mo>
                <mrow>
                  <mrow>
                    <mi mathvariant="italic">bq</mi>
                    <mo stretchy="false">+</mo>
                    <mi mathvariant="italic">aq</mi>
                    <mo stretchy="false">+</mo>
                    <mi mathvariant="italic">ap</mi>
                  </mrow>
                </mrow>
                <mo fence="true" form="postfix" stretchy="false">)</mo>
              </mrow>
            </mrow>
            <mi>q</mi>
          </mrow>
        </mtd>
      </mtr>
      <mtr>
        <mtd>
          <mrow>
            <mi>b</mi>
            <mi>'</mi>
            <mrow>
              <mi>'</mi>
              <mo stretchy="false">=</mo>
              <mrow>
                <msup>
                  <mi mathvariant="italic">bp</mi>
                  <mn>2</mn>
                </msup>
                <mo stretchy="false">+</mo>
                <mn>2</mn>
              </mrow>
            </mrow>
            <mrow>
              <mi mathvariant="italic">aqp</mi>
              <mo stretchy="false">+</mo>
              <msup>
                <mi mathvariant="italic">bq</mi>
                <mn>2</mn>
              </msup>
              <mo stretchy="false">+</mo>
              <msup>
                <mi mathvariant="italic">aq</mi>
                <mn>2</mn>
              </msup>
            </mrow>
          </mrow>
        </mtd>
      </mtr>
      <mtr>
        <mtd>
          <mrow>
            <mi>b</mi>
            <mi>'</mi>
            <mrow>
              <mi>'</mi>
              <mo stretchy="false">=</mo>
              <mi>b</mi>
            </mrow>
            <mrow>
              <mrow>
                <mo fence="true" form="prefix" stretchy="false">(</mo>
                <mrow>
                  <mrow>
                    <msup>
                      <mi>p</mi>
                      <mn>2</mn>
                    </msup>
                    <mo stretchy="false">+</mo>
                    <msup>
                      <mi>q</mi>
                      <mn>2</mn>
                    </msup>
                  </mrow>
                </mrow>
                <mo fence="true" form="postfix" stretchy="false">)</mo>
              </mrow>
              <mo stretchy="false">+</mo>
              <mi>a</mi>
            </mrow>
            <mrow>
              <mo fence="true" form="prefix" stretchy="false">(</mo>
              <mrow>
                <mrow>
                  <mn>2</mn>
                  <mrow>
                    <mi mathvariant="italic">qp</mi>
                    <mo stretchy="false">+</mo>
                    <msup>
                      <mi>q</mi>
                      <mn>2</mn>
                    </msup>
                  </mrow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text/>
            <mi mathvariant="italic">Let</mi>
            <mi>b</mi>
            <mi>'</mi>
            <mrow>
              <mi>'</mi>
              <mo stretchy="false">=</mo>
              <mi mathvariant="italic">bp</mi>
            </mrow>
            <mrow>
              <mi>'</mi>
              <mo stretchy="false">+</mo>
              <mi mathvariant="italic">aq</mi>
            </mrow>
            <mi>'</mi>
          </mrow>
        </mtd>
      </mtr>
      <mtr>
        <mtd>
          <mrow/>
        </mtd>
      </mtr>
      <mtr>
        <mtd>
          <mrow>
            <mi mathvariant="italic">bp</mi>
            <mrow>
              <mi>'</mi>
              <mo stretchy="false">+</mo>
              <mi mathvariant="italic">aq</mi>
            </mrow>
            <mrow>
              <mi>'</mi>
              <mo stretchy="false">=</mo>
              <mi>b</mi>
            </mrow>
            <mrow>
              <mrow>
                <mo fence="true" form="prefix" stretchy="false">(</mo>
                <mrow>
                  <mrow>
                    <msup>
                      <mi>p</mi>
                      <mn>2</mn>
                    </msup>
                    <mo stretchy="false">+</mo>
                    <msup>
                      <mi>q</mi>
                      <mn>2</mn>
                    </msup>
                  </mrow>
                </mrow>
                <mo fence="true" form="postfix" stretchy="false">)</mo>
              </mrow>
              <mo stretchy="false">+</mo>
              <mi>a</mi>
            </mrow>
            <mrow>
              <mo fence="true" form="prefix" stretchy="false">(</mo>
              <mrow>
                <mrow>
                  <mn>2</mn>
                  <mrow>
                    <mi mathvariant="italic">qp</mi>
                    <mo stretchy="false">+</mo>
                    <msup>
                      <mi>q</mi>
                      <mn>2</mn>
                    </msup>
                  </mrow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>p</mi>
            <mrow>
              <mi>'</mi>
              <mo stretchy="false">=</mo>
              <mrow>
                <msup>
                  <mi>p</mi>
                  <mn>2</mn>
                </msup>
                <mo stretchy="false">+</mo>
                <msup>
                  <mi>q</mi>
                  <mn>2</mn>
                </msup>
              </mrow>
            </mrow>
            <mi>,</mi>
            <mi>q</mi>
            <mrow>
              <mi>'</mi>
              <mo stretchy="false">=</mo>
              <mn>2</mn>
            </mrow>
            <mrow>
              <mi mathvariant="italic">qp</mi>
              <mo stretchy="false">+</mo>
              <msup>
                <mi>q</mi>
                <mn>2</mn>
              </msup>
            </mrow>
          </mrow>
        </mtd>
      </mtr>
    </mtable>
    <annotation encoding="StarMath 5.0">"Apply transformation to a and b"
newline
b'=bp+aq
newline
a'=bq+aq+ap
newline newline
"Apply same transformation again to b"
newline
b''=b'p+a'q
newline newline
b''=(bp+aq)p+(bq+aq+ap)q
newline
b''=bp^2+2aqp+bq^2+aq^2
newline
b''=b(p^2+q^2)+a(2qp+q^2)
newline newline
""Let b''=bp' +aq'
newline newline
bp' +aq'=b(p^2+q^2)+a(2qp+q^2)
newline newline
p'=p^2+q^2, q'=2qp+q^2
</annotation>
  </semantics>
</math>
</file>